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F40000017C5C1140D7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.35cm" fo:min-width="1.8cm"/>
    </style:style>
    <style:style style:name="gr2" style:family="graphic" style:parent-style-name="standard">
      <style:graphic-properties draw:stroke="dash" draw:stroke-dash="Ultrafine_20_Dashed" svg:stroke-color="#000000" draw:fill="none" draw:textarea-vertical-align="top"/>
    </style:style>
    <style:style style:name="gr3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.65cm" fo:min-width="2.9cm"/>
    </style:style>
    <style:style style:name="gr4" style:family="graphic" style:parent-style-name="objectwithoutfill">
      <style:graphic-properties svg:stroke-width="0.053cm" svg:stroke-color="#000000" draw:marker-start="Arrow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999999" draw:marker-start="Circle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="Arrow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3.90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9" style:family="graphic" style:parent-style-name="standard">
      <style:graphic-properties draw:stroke="none" svg:stroke-color="#000000" draw:fill="none" draw:fill-color="#ffffff" fo:min-height="0.65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draw:stroke="solid"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svg:stroke-width="0.053cm" svg:stroke-color="#6666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text-underline-style="none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text-properties fo:font-size="15pt" style:font-size-asian="15pt" style:font-size-complex="1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underline-style="none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2.5cm" svg:height="1.2cm" svg:x="2.4cm" svg:y="5.7cm">
          <text:p text:style-name="P1"><text:span text:style-name="T1">DAC 8 </text:span></text:p>
          <text:p text:style-name="P1"><text:span text:style-name="T1">B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2" draw:text-style-name="P3" draw:layer="layout" svg:width="6.5cm" svg:height="11.266cm" draw:transform="skewX (0.005235987755982) rotate (0.005235987755982) translate (2.2cm 3.634cm)">
          <text:p text:style-name="P2"><text:span text:style-name="T2"><text:s/></text:span></text:p>
        </draw:rect>
        <draw:custom-shape draw:style-name="gr3" draw:text-style-name="P1" xml:id="id2" draw:id="id2" draw:layer="layout" svg:width="2.6cm" svg:height="1.3cm" svg:x="3.9cm" svg:y="9.2cm">
          <text:p text:style-name="P2"><text:span text:style-name="T1">Sistema </text:span></text:p>
          <text:p text:style-name="P2"><text:span text:style-name="T1">Embebid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4cm" svg:height="1.1cm" svg:x="4cm" svg:y="11.9cm">
          <text:p text:style-name="P2"><text:span text:style-name="T1">USB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xml:id="id3" draw:id="id3" draw:layer="layout" svg:width="2.5cm" svg:height="1.2cm" svg:x="5.9cm" svg:y="5.7cm">
          <text:p text:style-name="P2"><text:span text:style-name="T1">ADC 12</text:span></text:p>
          <text:p text:style-name="P2"><text:span text:style-name="T1">BITS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line-skew="-0.15cm" svg:x1="3.65cm" svg:y1="6.9cm" svg:x2="5.2cm" svg:y2="9.2cm" draw:start-shape="id1" draw:start-glue-point="2" draw:end-shape="id2" draw:end-glue-point="0" svg:d="M3650 6900v1000h1550v1300">
          <text:p/>
        </draw:connector>
        <draw:connector draw:style-name="gr4" draw:text-style-name="P2" draw:layer="layout" draw:line-skew="-0.15cm" svg:x1="7.15cm" svg:y1="6.9cm" svg:x2="5.2cm" svg:y2="9.2cm" draw:start-shape="id3" draw:start-glue-point="2" draw:end-shape="id2" draw:end-glue-point="0" svg:d="M7150 6900v1000h-1950v1300">
          <text:p/>
        </draw:connector>
        <draw:connector draw:style-name="gr5" draw:text-style-name="P2" draw:layer="layout" svg:x1="5.2cm" svg:y1="13cm" svg:x2="13.1cm" svg:y2="13.5cm" draw:start-shape="id4" draw:start-glue-point="2" draw:end-shape="id5" draw:end-glue-point="3" svg:d="M5200 13000v501h4551v-1h3349">
          <text:p/>
        </draw:connector>
        <draw:connector draw:style-name="gr6" draw:text-style-name="P2" draw:layer="layout" svg:x1="5.2cm" svg:y1="10.5cm" svg:x2="5.2cm" svg:y2="11.9cm" draw:start-shape="id2" draw:start-glue-point="2" draw:end-shape="id4" draw:end-glue-point="0" svg:d="M5200 10500v1400">
          <text:p/>
        </draw:connector>
        <draw:frame draw:style-name="gr7" draw:layer="layout" svg:width="4.405cm" svg:height="1.6cm" svg:x="3.4cm" svg:y="13.8cm">
          <draw:text-box>
            <text:p>Modulo digital</text:p>
          </draw:text-box>
        </draw:frame>
        <draw:frame draw:style-name="gr8" draw:text-style-name="P4" xml:id="id5" draw:id="id5" draw:layer="layout" svg:width="4.7cm" svg:height="1cm" svg:x="13.1cm" svg:y="13cm">
          <draw:text-box>
            <text:p text:style-name="P4"><text:span text:style-name="T3">Control <text:s/>y <text:s/>Datos</text:span></text:p>
          </draw:text-box>
        </draw:frame>
        <draw:frame draw:style-name="gr9" draw:layer="layout" svg:width="4.3cm" svg:height="0.963cm" svg:x="12.6cm" svg:y="4.637cm">
          <draw:text-box>
            <text:p>DAC0830ls</text:p>
          </draw:text-box>
        </draw:frame>
        <draw:frame draw:style-name="gr10" xml:id="id6" draw:id="id6" draw:layer="layout" svg:width="6.5cm" svg:height="1cm" svg:x="12.4cm" svg:y="7cm">
          <draw:text-box>
            <text:p>STM32 cortex-M3</text:p>
          </draw:text-box>
        </draw:frame>
        <draw:frame draw:style-name="gr10" draw:layer="layout" svg:width="6.5cm" svg:height="1cm" svg:x="12.9cm" svg:y="10cm">
          <draw:text-box>
            <text:p>FreeRTOS</text:p>
          </draw:text-box>
        </draw:frame>
        <draw:connector draw:style-name="gr5" draw:text-style-name="P2" draw:layer="layout" draw:line-skew="-3.439cm" svg:x1="4.9cm" svg:y1="6.3cm" svg:x2="12.477cm" svg:y2="5.124cm" draw:start-shape="id1" draw:start-glue-point="1" svg:d="M4900 6300h600v-1176h6977">
          <text:p/>
        </draw:connector>
        <draw:connector draw:style-name="gr5" draw:text-style-name="P2" draw:layer="layout" svg:x1="8.4cm" svg:y1="6.3cm" svg:x2="12.4cm" svg:y2="7.5cm" draw:start-shape="id3" draw:start-glue-point="1" draw:end-shape="id6" draw:end-glue-point="3" svg:d="M8400 6300h2001v1200h1999">
          <text:p/>
        </draw:connector>
        <draw:connector draw:style-name="gr5" draw:text-style-name="P2" draw:layer="layout" draw:line-skew="0.999cm" svg:x1="6.4cm" svg:y1="12.45cm" svg:x2="12.4cm" svg:y2="7.5cm" draw:start-shape="id4" draw:start-glue-point="1" draw:end-shape="id6" draw:end-glue-point="3" svg:d="M6400 12450h4000v-4950h2000">
          <text:p/>
        </draw:connector>
        <draw:connector draw:style-name="gr5" draw:text-style-name="P2" draw:layer="layout" draw:line-skew="-0.604cm" svg:x1="6.5cm" svg:y1="9.85cm" svg:x2="13.006cm" svg:y2="10.444cm" draw:start-shape="id2" draw:start-glue-point="1" svg:d="M6500 9850h2900v594h3606">
          <text:p/>
        </draw:connector>
        <draw:frame draw:style-name="gr11" draw:text-style-name="P2" xml:id="id7" draw:id="id7" draw:layer="layout" svg:width="4.48cm" svg:height="3.546cm" svg:x="20.3cm" svg:y="9.6cm">
          <draw:image xlink:href="Pictures/10000000000001F40000017C5C1140D7.jpg" xlink:type="simple" xlink:show="embed" xlink:actuate="onLoad">
            <text:p/>
          </draw:image>
        </draw:frame>
        <draw:connector draw:style-name="gr5" draw:text-style-name="P2" draw:layer="layout" svg:x1="17.8cm" svg:y1="13.5cm" svg:x2="20.3cm" svg:y2="11.373cm" draw:start-shape="id5" draw:start-glue-point="1" draw:end-shape="id7" svg:d="M17800 13500h1250v-2127h1250">
          <text:p/>
        </draw:connector>
        <draw:connector draw:style-name="gr12" draw:text-style-name="P2" draw:layer="layout" draw:type="line" svg:x1="3.65cm" svg:y1="5.7cm" svg:x2="3.648cm" svg:y2="2.813cm" draw:start-shape="id1" draw:start-glue-point="0" svg:d="M3650 5700l-2-2887">
          <text:p/>
        </draw:connector>
        <draw:connector draw:style-name="gr13" draw:text-style-name="P2" draw:layer="layout" draw:type="line" svg:x1="7.158cm" svg:y1="2.868cm" svg:x2="7.15cm" svg:y2="5.7cm" draw:end-shape="id3" draw:end-glue-point="0" svg:d="M7158 2868l-8 2832">
          <text:p/>
        </draw:connector>
        <draw:frame draw:style-name="gr14" draw:text-style-name="P5" draw:layer="layout" svg:width="3.508cm" svg:height="0.839cm" svg:x="1.892cm" svg:y="2.1cm">
          <draw:text-box>
            <text:p text:style-name="P5"><text:span text:style-name="T4">Control VCO</text:span></text:p>
          </draw:text-box>
        </draw:frame>
        <draw:frame draw:style-name="gr14" draw:text-style-name="P5" draw:layer="layout" svg:width="4.291cm" svg:height="0.839cm" svg:x="5.509cm" svg:y="2.161cm">
          <draw:text-box>
            <text:p text:style-name="P5"><text:span text:style-name="T4">Señal analogica</text:span></text:p>
          </draw:text-box>
        </draw:frame>
        <draw:rect draw:style-name="gr15" draw:text-style-name="P2" draw:layer="layout" svg:width="5cm" svg:height="1.1cm" svg:x="20.3cm" svg:y="7.1cm">
          <text:p text:style-name="P2">Procesamiento</text:p>
        </draw:rect>
        <draw:connector draw:style-name="gr13" draw:text-style-name="P2" draw:layer="layout" draw:type="line" svg:x1="22.69cm" svg:y1="8.182cm" svg:x2="22.7cm" svg:y2="10.8cm" svg:d="M22690 8182l10 261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4-05T16:42:30.089000000</meta:creation-date>
    <dc:date>2021-08-26T13:24:09.81</dc:date>
    <meta:editing-duration>PT4H9M20S</meta:editing-duration>
    <meta:editing-cycles>40</meta:editing-cycles>
    <meta:generator>OpenOffice/4.1.7$Win32 OpenOffice.org_project/417m1$Build-9800</meta:generator>
    <meta:document-statistic meta:object-count="26"/>
  </office:meta>
</office:document-meta>
</file>